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2" style:family="paragraph" style:parent-style-name="Standard">
      <style:text-properties style:font-name="Helvetica" fo:font-size="10.5pt" officeooo:paragraph-rsid="00990062" style:font-size-asian="10.5pt" style:font-size-complex="10.5pt"/>
    </style:style>
    <style:style style:name="P3" style:family="paragraph" style:parent-style-name="Standard">
      <style:text-properties style:font-name="Helvetica" fo:font-size="10.5pt" officeooo:paragraph-rsid="00b67de5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0.5pt" fo:font-weight="normal" officeooo:rsid="00029bef" officeooo:paragraph-rsid="00029bef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fo:font-weight="bold" officeooo:rsid="00719320" officeooo:paragraph-rsid="00724095" style:font-size-asian="10.5pt" style:font-weight-asian="bold" style:font-size-complex="10.5pt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b940" style:font-size-asian="10.5pt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757fac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72af48" officeooo:paragraph-rsid="00757fac" style:font-size-asian="10.5pt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none" fo:font-weight="normal" officeooo:rsid="0072af48" officeooo:paragraph-rsid="0075b940" style:font-size-asian="10.5pt" style:font-weight-asian="normal" style:font-size-complex="10.5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normal" style:text-underline-style="none" officeooo:rsid="00742d8d" officeooo:paragraph-rsid="00990062" style:font-size-asian="10.5pt" style:font-style-asian="normal" style:font-size-complex="10.5pt" style:font-style-complex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b21e88" officeooo:paragraph-rsid="00b21e88" style:font-size-asian="10.5pt" style:font-size-complex="10.5pt"/>
    </style:style>
    <style:style style:name="P12" style:family="paragraph" style:parent-style-name="Standard">
      <style:paragraph-properties fo:margin-top="0cm" fo:margin-bottom="0cm" style:contextual-spacing="false"/>
      <style:text-properties style:font-name="Helvetica" fo:font-size="10.5pt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751f04" style:font-size-asian="10.5pt" style:font-size-complex="10.5pt"/>
    </style:style>
    <style:style style:name="P15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07decf" style:font-size-asian="10.5pt" style:font-size-complex="10.5pt"/>
    </style:style>
    <style:style style:name="P16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839e7b" style:font-size-asian="10.5pt" style:font-size-complex="10.5pt"/>
    </style:style>
    <style:style style:name="P17" style:family="paragraph" style:parent-style-name="Standard">
      <style:paragraph-properties fo:margin-top="0cm" fo:margin-bottom="0cm" style:contextual-spacing="false"/>
      <style:text-properties style:font-name="Helvetica" fo:font-size="10.5pt" fo:font-style="italic" officeooo:paragraph-rsid="0007decf" style:font-size-asian="10.5pt" style:font-style-asian="italic" style:font-size-complex="10.5pt"/>
    </style:style>
    <style:style style:name="P18" style:family="paragraph" style:parent-style-name="Standard">
      <style:paragraph-properties fo:margin-top="0cm" fo:margin-bottom="0cm" style:contextual-spacing="false"/>
      <style:text-properties style:font-name="Helvetica" fo:font-size="10.5pt" style:text-underline-style="none" officeooo:paragraph-rsid="001ccbb7" style:font-size-asian="10.5pt" style:font-size-complex="10.5pt"/>
    </style:style>
    <style:style style:name="P19" style:family="paragraph" style:parent-style-name="Standard">
      <style:paragraph-properties fo:margin-top="0cm" fo:margin-bottom="0.212cm" style:contextual-spacing="false"/>
      <style:text-properties style:font-name="Helvetica" fo:font-size="10.5pt" style:font-size-asian="10.5pt" style:font-size-complex="10.5pt"/>
    </style:style>
    <style:style style:name="P20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a79004" style:font-size-asian="10.5pt" style:font-size-complex="10.5pt"/>
    </style:style>
    <style:style style:name="P21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67de5" style:font-size-asian="10.5pt" style:font-size-complex="10.5pt"/>
    </style:style>
    <style:style style:name="P22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6a6ca2" style:font-size-asian="10.5pt" style:font-size-complex="10.5pt"/>
    </style:style>
    <style:style style:name="P23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5e507" style:font-size-asian="10.5pt" style:font-size-complex="10.5pt"/>
    </style:style>
    <style:style style:name="P24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style:font-size-asian="10.5pt" style:font-weight-asian="bold" style:font-size-complex="10.5pt"/>
    </style:style>
    <style:style style:name="P25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/>
    </style:style>
    <style:style style:name="P26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6a6ca2" officeooo:paragraph-rsid="00a79004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cm" fo:margin-bottom="0.212cm" style:contextual-spacing="false"/>
      <style:text-properties style:font-name="Helvetica" fo:font-size="10.5pt" fo:font-weight="normal" officeooo:rsid="00234e54" officeooo:paragraph-rsid="006a6ca2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P29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rsid="000b1c15" officeooo:paragraph-rsid="001250cd" style:font-size-asian="10.5pt" style:font-weight-asian="bold" style:font-size-complex="10.5pt"/>
    </style:style>
    <style:style style:name="P30" style:family="paragraph" style:parent-style-name="Standard">
      <style:paragraph-properties fo:margin-top="0cm" fo:margin-bottom="0.21cm" style:contextual-spacing="false"/>
      <style:text-properties style:font-name="Helvetica"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990062" style:font-size-asian="10.5pt" style:font-size-complex="10.5pt"/>
    </style:style>
    <style:style style:name="P32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Helvetica" fo:font-size="10.5pt" fo:letter-spacing="normal" fo:font-style="normal" fo:font-weight="bold" officeooo:paragraph-rsid="00b21e88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.5pt" fo:font-weight="bold" style:font-size-asian="10.5pt" style:font-weight-asian="bold" style:font-size-complex="10.5pt"/>
    </style:style>
    <style:style style:name="P34" style:family="paragraph" style:parent-style-name="Standard">
      <style:text-properties fo:font-variant="normal" fo:text-transform="none" fo:color="#333333" style:font-name="Helvetica" fo:font-size="10.5pt" fo:letter-spacing="normal" fo:font-style="italic" style:text-underline-style="none" fo:font-weight="normal" officeooo:rsid="00b67de5" officeooo:paragraph-rsid="00b67de5" style:font-size-asian="10.5pt" style:font-style-asian="italic" style:font-size-complex="10.5pt" style:font-style-complex="italic"/>
    </style:style>
    <style:style style:name="P35" style:family="paragraph" style:parent-style-name="Standard">
      <style:paragraph-properties fo:margin-top="0cm" fo:margin-bottom="0.212cm" style:contextual-spacing="false"/>
      <style:text-properties style:font-name="Helvetica" fo:font-size="10.5pt" officeooo:rsid="00b7139b" officeooo:paragraph-rsid="00b7139b" style:font-size-asian="10.5pt" style:font-size-complex="10.5pt" style:font-weight-complex="normal"/>
    </style:style>
    <style:style style:name="P36" style:family="paragraph" style:parent-style-name="Standard">
      <style:paragraph-properties fo:margin-top="0cm" fo:margin-bottom="0.212cm" style:contextual-spacing="false"/>
      <style:text-properties style:font-name="Helvetica" fo:font-size="10.5pt" officeooo:rsid="00b5e507" officeooo:paragraph-rsid="00b5e507" style:font-size-asian="10.5pt" style:font-size-complex="10.5pt" style:font-weight-complex="normal"/>
    </style:style>
    <style:style style:name="P37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19320" officeooo:paragraph-rsid="00719320" style:font-size-asian="10.5pt" style:font-size-complex="10.5pt"/>
    </style:style>
    <style:style style:name="P38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24095" officeooo:paragraph-rsid="00724095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officeooo:paragraph-rsid="00839e7b" style:font-size-asian="10.5pt" style:font-size-complex="10.5pt"/>
    </style:style>
    <style:style style:name="P40" style:family="paragraph" style:parent-style-name="Standard">
      <style:paragraph-properties fo:margin-top="0cm" fo:margin-bottom="0.409cm" style:contextual-spacing="false"/>
      <style:text-properties style:font-name="Helvetica" fo:font-size="10.5pt" officeooo:rsid="00029bef" officeooo:paragraph-rsid="00a59abd" style:font-size-asian="10.5pt" style:font-size-complex="10.5pt" style:font-weight-complex="bold"/>
    </style:style>
    <style:style style:name="P4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5e507" style:font-size-asian="10.5pt" style:font-size-complex="10.5pt"/>
    </style:style>
    <style:style style:name="P4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P4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5e507" officeooo:paragraph-rsid="00b5e507" style:font-size-asian="10.5pt" style:font-size-complex="10.5pt"/>
    </style:style>
    <style:style style:name="P4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1cb2d" officeooo:paragraph-rsid="00b1cb2d" style:font-size-asian="10.5pt" style:font-size-complex="10.5pt"/>
    </style:style>
    <style:style style:name="P4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4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990062" style:font-size-asian="10.5pt" style:font-size-complex="10.5pt"/>
    </style:style>
    <style:style style:name="P4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5e507" style:font-size-asian="10.5pt" style:font-size-complex="10.5pt"/>
    </style:style>
    <style:style style:name="P4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7139b" style:font-size-asian="10.5pt" style:font-size-complex="10.5pt"/>
    </style:style>
    <style:style style:name="P4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9f768" style:font-size-asian="10.5pt" style:font-size-complex="10.5pt"/>
    </style:style>
    <style:style style:name="P5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1cb2d" officeooo:paragraph-rsid="00b21e88" style:font-size-asian="10.5pt" style:font-size-complex="10.5pt"/>
    </style:style>
    <style:style style:name="P5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5e507" officeooo:paragraph-rsid="00b7139b" style:font-size-asian="10.5pt" style:font-size-complex="10.5pt"/>
    </style:style>
    <style:style style:name="P5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2d77c" officeooo:paragraph-rsid="00b2d77c" style:font-size-asian="10.5pt" style:font-size-complex="10.5pt"/>
    </style:style>
    <style:style style:name="P5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916bc7" officeooo:paragraph-rsid="00b21e88" style:font-size-asian="10.5pt" style:font-size-complex="10.5pt"/>
    </style:style>
    <style:style style:name="P5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50f947" officeooo:paragraph-rsid="00990062" style:font-size-asian="10.5pt" style:font-size-complex="10.5pt"/>
    </style:style>
    <style:style style:name="P5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22222" style:font-name="Helvetica" fo:font-size="10.5pt" fo:letter-spacing="normal" fo:font-style="normal" fo:font-weight="normal" officeooo:rsid="00b21e88" officeooo:paragraph-rsid="00b21e88" style:font-size-asian="10.5pt" style:font-size-complex="10.5pt"/>
    </style:style>
    <style:style style:name="P56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weight="bold" officeooo:rsid="00990062" officeooo:paragraph-rsid="00b21e88" style:font-size-asian="10.5pt" style:font-weight-asian="bold" style:font-size-complex="10.5pt"/>
    </style:style>
    <style:style style:name="P57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italic" fo:font-weight="bold" officeooo:rsid="00063b17" officeooo:paragraph-rsid="00990062" style:font-size-asian="10.5pt" style:font-style-asian="italic" style:font-weight-asian="bold" style:font-size-complex="10.5pt"/>
    </style:style>
    <style:style style:name="P58" style:family="paragraph" style:parent-style-name="Preformatted_20_Text" style:list-style-name="L1">
      <style:paragraph-properties fo:margin-left="0.418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72af48" style:font-weight-asian="normal" style:font-weight-complex="normal"/>
    </style:style>
    <style:style style:name="T3" style:family="text">
      <style:text-properties style:text-underline-style="none" fo:font-weight="normal" officeooo:rsid="0075b940" style:font-weight-asian="normal" style:font-weight-complex="normal"/>
    </style:style>
    <style:style style:name="T4" style:family="text">
      <style:text-properties style:text-underline-style="none" fo:font-weight="normal" officeooo:rsid="008aa0c1" style:font-weight-asian="normal" style:font-weight-complex="normal"/>
    </style:style>
    <style:style style:name="T5" style:family="text">
      <style:text-properties style:text-underline-style="none" officeooo:rsid="00742d8d"/>
    </style:style>
    <style:style style:name="T6" style:family="text">
      <style:text-properties style:text-underline-style="none" officeooo:rsid="00751f04"/>
    </style:style>
    <style:style style:name="T7" style:family="text">
      <style:text-properties style:text-underline-style="none" fo:font-weight="bold" officeooo:rsid="0072af48" style:font-weight-asian="bold" style:font-weight-complex="bold"/>
    </style:style>
    <style:style style:name="T8" style:family="text">
      <style:text-properties style:text-underline-style="none" officeooo:rsid="00990062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a6ca2" style:font-style-asian="italic" style:font-style-complex="italic"/>
    </style:style>
    <style:style style:name="T12" style:family="text">
      <style:text-properties fo:font-style="italic" officeooo:rsid="009457a3" style:font-style-asian="italic"/>
    </style:style>
    <style:style style:name="T13" style:family="text">
      <style:text-properties fo:font-style="italic" fo:font-weight="normal" officeooo:rsid="00b5e507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officeooo:rsid="0003187e" style:font-style-asian="normal" style:font-style-complex="normal"/>
    </style:style>
    <style:style style:name="T15" style:family="text">
      <style:text-properties fo:font-style="normal" style:text-underline-style="none" officeooo:rsid="00742d8d" style:font-style-asian="normal" style:font-style-complex="normal"/>
    </style:style>
    <style:style style:name="T16" style:family="text">
      <style:text-properties fo:font-style="normal" style:text-underline-style="none" officeooo:rsid="00990062" style:font-style-asian="normal" style:font-style-complex="normal"/>
    </style:style>
    <style:style style:name="T17" style:family="text">
      <style:text-properties fo:font-style="normal" style:text-underline-style="none" officeooo:rsid="009de82a" style:font-style-asian="normal" style:font-style-complex="normal"/>
    </style:style>
    <style:style style:name="T18" style:family="text">
      <style:text-properties officeooo:rsid="00b5e507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ffc49" style:font-weight-asian="normal" style:font-weight-complex="normal"/>
    </style:style>
    <style:style style:name="T21" style:family="text">
      <style:text-properties fo:font-weight="normal" officeooo:rsid="0072af48" style:font-weight-asian="normal" style:font-weight-complex="normal"/>
    </style:style>
    <style:style style:name="T22" style:family="text">
      <style:text-properties fo:font-weight="normal" officeooo:rsid="0075f9d0" style:font-weight-asian="normal" style:font-weight-complex="normal"/>
    </style:style>
    <style:style style:name="T23" style:family="text">
      <style:text-properties fo:font-weight="normal" officeooo:rsid="00a59abd" style:font-weight-asian="normal" style:font-weight-complex="normal"/>
    </style:style>
    <style:style style:name="T24" style:family="text">
      <style:text-properties fo:font-weight="normal" officeooo:rsid="00b1cb2d" style:font-weight-asian="normal" style:font-weight-complex="normal"/>
    </style:style>
    <style:style style:name="T25" style:family="text">
      <style:text-properties fo:font-weight="normal" officeooo:rsid="00b5e507" style:font-weight-asian="normal" style:font-weight-complex="normal"/>
    </style:style>
    <style:style style:name="T26" style:family="text">
      <style:text-properties fo:font-weight="normal" officeooo:rsid="00b9f768" style:font-weight-asian="normal" style:font-weight-complex="normal"/>
    </style:style>
    <style:style style:name="T27" style:family="text">
      <style:text-properties fo:font-variant="normal" fo:text-transform="none" fo:color="#2a2a2a" fo:letter-spacing="normal" fo:font-style="normal" fo:font-weight="normal"/>
    </style:style>
    <style:style style:name="T28" style:family="text">
      <style:text-properties officeooo:rsid="0044b599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8c911" style:font-weight-asian="bold"/>
    </style:style>
    <style:style style:name="T31" style:family="text">
      <style:text-properties fo:font-weight="bold" officeooo:rsid="00aa6621" style:font-weight-asian="bold"/>
    </style:style>
    <style:style style:name="T32" style:family="text">
      <style:text-properties fo:font-weight="bold" officeooo:rsid="00a59abd" style:font-weight-asian="bold"/>
    </style:style>
    <style:style style:name="T33" style:family="text">
      <style:text-properties officeooo:rsid="00660a22"/>
    </style:style>
    <style:style style:name="T34" style:family="text">
      <style:text-properties officeooo:rsid="00679f27"/>
    </style:style>
    <style:style style:name="T35" style:family="text">
      <style:text-properties officeooo:rsid="006a6ca2"/>
    </style:style>
    <style:style style:name="T36" style:family="text">
      <style:text-properties officeooo:rsid="0072af48"/>
    </style:style>
    <style:style style:name="T37" style:family="text">
      <style:text-properties officeooo:rsid="00742d8d"/>
    </style:style>
    <style:style style:name="T38" style:family="text">
      <style:text-properties officeooo:rsid="00751f04"/>
    </style:style>
    <style:style style:name="T39" style:family="text">
      <style:text-properties officeooo:rsid="0075b940"/>
    </style:style>
    <style:style style:name="T40" style:family="text">
      <style:text-properties officeooo:rsid="008da5b3"/>
    </style:style>
    <style:style style:name="T41" style:family="text">
      <style:text-properties officeooo:rsid="008dff95"/>
    </style:style>
    <style:style style:name="T42" style:family="text">
      <style:text-properties officeooo:rsid="008f03ab"/>
    </style:style>
    <style:style style:name="T43" style:family="text">
      <style:text-properties officeooo:rsid="00933194"/>
    </style:style>
    <style:style style:name="T44" style:family="text">
      <style:text-properties officeooo:rsid="00990062"/>
    </style:style>
    <style:style style:name="T45" style:family="text">
      <style:text-properties officeooo:rsid="009de82a"/>
    </style:style>
    <style:style style:name="T46" style:family="text">
      <style:text-properties officeooo:rsid="00a59abd"/>
    </style:style>
    <style:style style:name="T47" style:family="text">
      <style:text-properties officeooo:rsid="00b1cb2d"/>
    </style:style>
    <style:style style:name="T48" style:family="text">
      <style:text-properties officeooo:rsid="00b21e88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222222" officeooo:rsid="00b21e88"/>
    </style:style>
    <style:style style:name="T51" style:family="text">
      <style:text-properties fo:color="#222222" officeooo:rsid="00b5e507"/>
    </style:style>
    <style:style style:name="T52" style:family="text">
      <style:text-properties officeooo:rsid="00b2d77c"/>
    </style:style>
    <style:style style:name="T53" style:family="text">
      <style:text-properties officeooo:rsid="00b45d21"/>
    </style:style>
    <style:style style:name="T54" style:family="text">
      <style:text-properties officeooo:rsid="00b5e507"/>
    </style:style>
    <style:style style:name="T55" style:family="text">
      <style:text-properties officeooo:rsid="00029bef"/>
    </style:style>
    <style:style style:name="T56" style:family="text">
      <style:text-properties officeooo:rsid="00b67de5"/>
    </style:style>
    <style:style style:name="T57" style:family="text">
      <style:text-properties officeooo:rsid="00b7139b"/>
    </style:style>
    <style:style style:name="T58" style:family="text">
      <style:text-properties officeooo:rsid="00b9f768"/>
    </style:style>
    <style:style style:name="T59" style:family="text">
      <style:text-properties officeooo:rsid="00bb7b0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nna Shipman</text:p>
      <text:p text:style-name="P1"><text:span text:style-name="T54">cv</text:span><text:span text:style-name="T40"> at </text:span><text:span text:style-name="T42">annashipman</text:span> dot co<text:span text:style-name="T40"> </text:span><text:span text:style-name="T41">dot uk</text:span></text:p>
      <text:p text:style-name="P13">www.annashipman.co.uk</text:p>
      <text:p text:style-name="P4">@annashipman</text:p>
      <text:p text:style-name="P19"/>
      <text:p text:style-name="P21"><text:span text:style-name="T44">Software developer with </text:span><text:span text:style-name="T54">9</text:span><text:span text:style-name="T44"> years' professional experience. </text:span><text:span text:style-name="T47">Currently </text:span><text:span text:style-name="T54">leading a project to automate cloud provisioning. </text:span></text:p>
      <text:p text:style-name="P21"><text:span text:style-name="T54">On </text:span><text:span text:style-name="T47">Infrastructure </text:span><text:span text:style-name="T48">&amp; Tools team</text:span><text:span text:style-name="T47"> </text:span><text:span text:style-name="T44">using Ruby, </text:span><text:span text:style-name="T47">Python,</text:span><text:span text:style-name="T44"> </text:span><text:span text:style-name="T47">Perl, </text:span><text:span text:style-name="T54">Puppet</text:span><text:span text:style-name="T47"> </text:span><text:span text:style-name="T44">and other web technologies. Previous experience includes </text:span><text:span text:style-name="T55">5 years</text:span><text:span text:style-name="T46">'</text:span><text:span text:style-name="T44"> Java and the </text:span><text:span text:style-name="T55">JEE stack. </text:span>Keen to continue to take on <text:span text:style-name="T43">more </text:span><text:span text:style-name="T28">te</text:span>ch<text:span text:style-name="T28">nic</text:span>a<text:span text:style-name="T28">l </text:span><text:span text:style-name="T54">and leadership </text:span>re<text:span text:style-name="T28">sp</text:span>o<text:span text:style-name="T28">nsi</text:span>b<text:span text:style-name="T28">ility</text:span><text:span text:style-name="T27">.</text:span></text:p>
      <text:p text:style-name="P28"/>
      <text:p text:style-name="P28">Current Position</text:p>
      <text:p text:style-name="P2"><text:span text:style-name="T8">Developer at the Government Digital Service</text:span> <text:span text:style-name="T37">(</text:span><text:span text:style-name="T44">April</text:span><text:span text:style-name="T14"> 20</text:span><text:span text:style-name="T16">12</text:span><text:span text:style-name="T14"> – date</text:span><text:span text:style-name="T15">)</text:span></text:p>
      <text:p text:style-name="P34">A team within the Cabinet Office, leading the digital transformation of government</text:p>
      <text:p text:style-name="P31">Current role:</text:p>
      <text:list xml:id="list5341668167453006239" text:style-name="L1">
        <text:list-item>
          <text:p text:style-name="P41"><text:span text:style-name="T54">Leading a team of </text:span><text:span text:style-name="T56">web operations engineers and</text:span><text:span text:style-name="T54"> developers, building automated tools for cloud provisioning, using Ruby and Fog to interact with </text:span><text:span text:style-name="T56">VMware </text:span><text:span text:style-name="T54">vCloud Director</text:span></text:p>
        </text:list-item>
        <text:list-item>
          <text:p text:style-name="P42"><text:span text:style-name="T58">Mentoring and educating colleagues on development best practices</text:span></text:p>
        </text:list-item>
        <text:list-item>
          <text:p text:style-name="P43">Line managing and mentoring four developers from other teams</text:p>
          <text:p text:style-name="P44"/>
        </text:list-item>
      </text:list>
      <text:p text:style-name="P11">Previous roles include: </text:p>
      <text:list xml:id="list2173701477" text:continue-numbering="true" text:style-name="L1">
        <text:list-item>
          <text:p text:style-name="P42"><text:span text:style-name="T47">W</text:span><text:span text:style-name="T58">eb operations </text:span><text:span text:style-name="T47">on the Infrastructure &amp; Tools team, </text:span><text:span text:style-name="T58">supporting GOV.UK, the single domain for government</text:span><text:span text:style-name="T47">. </text:span><text:span text:style-name="T58">Making improvements and dealing with incidents on a platform that has </text:span><text:span text:style-name="T59">1.5 million </text:span><text:span text:style-name="T58">visitors per </text:span><text:span text:style-name="T59">day</text:span><text:span text:style-name="T58">.</text:span></text:p>
          <text:p text:style-name="P58"><text:span text:style-name="T47"><text:s text:c="5"/></text:span><text:span text:style-name="T56">Tasks included</text:span><text:span text:style-name="T47"> </text:span><text:span text:style-name="T48">using Puppet to manage configuration, </text:span><text:span text:style-name="T52">continuous integration, <text:tab/><text:tab/> <text:s text:c="4"/></text:span></text:p>
          <text:p text:style-name="P58"><text:span text:style-name="T52"><text:s text:c="9"/></text:span><text:span text:style-name="T48">managing and maintaining the network, e.g. DNS </text:span><text:span text:style-name="T53">management and </text:span><text:span text:style-name="T48">CDN </text:span><text:span text:style-name="T52">migration.</text:span></text:p>
          <text:list>
            <text:list-item>
              <text:list>
                <text:list-item>
                  <text:list>
                    <text:list-item>
                      <text:p text:style-name="P47"><text:span text:style-name="T54">Creating a framework to redirect 80,000 URLs from Directgov and BusinessLink to the correct place on the new GOV.UK site when it launched. </text:span><text:span text:style-name="T51">R</text:span><text:span text:style-name="T50">ead more about how we achieved this in my GDS blog post: http://digital.cabinetoffice.gov.uk/2012/12/10/testing-the-redirections/</text:span></text:p>
                    </text:list-item>
                    <text:list-item>
                      <text:p text:style-name="P55">Working on the platform that enables publishing of content to GOV.UK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32"><text:span text:style-name="T48">Interests &amp;</text:span> Achievements <text:span text:style-name="T48">Outside Work</text:span></text:p>
      <text:list xml:id="list1943951512" text:continue-numbering="true" text:style-name="L1">
        <text:list-item>
          <text:p text:style-name="P50">Co-Programme Chair for SPA Conference, 2013 and 2014.</text:p>
          <text:list>
            <text:list-item>
              <text:list>
                <text:list-item>
                  <text:list>
                    <text:list-header>
                      <text:p text:style-name="P50">Conference on all aspects of Software Practice Advancement. Putting together an excellent programme of programming and non-programming sessions</text:p>
                    </text:list-header>
                    <text:list-item>
                      <text:p text:style-name="P51">Speak at conferences, including: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8"><text:span text:style-name="T57">- </text:span><text:span text:style-name="T54">“Craftsman Softwareship”, an ignite talk </text:span><text:span text:style-name="T56">at Strata/Velocity in November 2013</text:span></text:p>
                                  <text:p text:style-name="P48"><text:span text:style-name="T57">- </text:span><text:span text:style-name="T54"><text:s/></text:span><text:span text:style-name="T47">“Growing Fast Within Gove</text:span><text:span text:style-name="T54">rnment” the </text:span><text:span text:style-name="T47">keynote at XPDay 2012</text:span></text:p>
                                  <text:p text:style-name="P48"><text:span text:style-name="T57">- </text:span><text:span text:style-name="T44">“Data Visualisations in JavaScript”, </text:span><text:span text:style-name="T54">a</text:span><text:span text:style-name="T44"> workshop at SPA 2012</text:span></text:p>
                                </text:list-header>
                                <text:list-item>
                                  <text:p text:style-name="P49"><text:span text:style-name="T58">Participated in a Dev Fort, where we created BeHabitual.com, an app for forming habits, which I currently maintai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Blog at www.annashipman.co.uk/jfdi.html <text:span text:style-name="T57">and on the GDS technology blo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Volunteer for IT Can Help, a charity offering free computer support to disabled people</text:p>
          <text:p text:style-name="P56"/>
        </text:list-item>
      </text:list>
      <text:p text:style-name="P24">Main Technical Skills</text:p>
      <text:p text:style-name="P25"><text:span text:style-name="T46">Current: </text:span><text:span text:style-name="T25">Ruby, P</text:span><text:span text:style-name="T23">erl, </text:span><text:span text:style-name="T24">Python, </text:span><text:span text:style-name="T26">Puppet, HTTP, Shell scripting</text:span><text:span text:style-name="T23">, MongoDB</text:span></text:p>
      <text:p text:style-name="P40"><text:span text:style-name="T32">Previous: </text:span><text:span text:style-name="T23">Java, </text:span><text:span text:style-name="T26">JavaScript, </text:span><text:span text:style-name="T23">J</text:span><text:span text:style-name="T24">Q</text:span><text:span text:style-name="T23">uery, SQL, Scala</text:span></text:p>
      <text:section text:style-name="Sect1" text:name="Section2">
        <text:p text:style-name="P20"><text:soft-page-break/><text:span text:style-name="T31">Influential </text:span><text:span text:style-name="T30">Books</text:span></text:p>
        <text:p text:style-name="P26">The following excellent books have most shaped my thinking on software development:</text:p>
        <text:p text:style-name="P22"><text:span text:style-name="T10">Clean Code </text:span>by Robert C Martin</text:p>
        <text:p text:style-name="P27"><text:span text:style-name="T11">Don't Make Me Think</text:span><text:span text:style-name="T35"> by Steve Krug</text:span></text:p>
        <text:p text:style-name="P27"><text:span text:style-name="T11">Working Effectively With Legacy Code</text:span><text:span text:style-name="T35"> by Michael C Feathers </text:span></text:p>
        <text:p text:style-name="P27"><text:span text:style-name="T11">The Mythical Man Month</text:span><text:span text:style-name="T35"> by Frederick P Brooks</text:span></text:p>
        <text:p text:style-name="P23"><text:span text:style-name="T13">Release It! </text:span><text:span text:style-name="T25">By </text:span><text:span text:style-name="T18">Michael T. Nygard</text:span></text:p>
        <text:p text:style-name="P36"/>
        <text:p text:style-name="P29">Career Development</text:p>
        <text:p text:style-name="P3"><text:span text:style-name="T1">Java Designer/Developer</text:span> <text:span text:style-name="T5">at </text:span>Corelogic Ltd <text:span text:style-name="T37">(</text:span><text:span text:style-name="T14">March 2008 – </text:span><text:span text:style-name="T17">March 2012</text:span><text:span text:style-name="T15">)</text:span></text:p>
        <text:p text:style-name="P3"><text:span text:style-name="T9">SME producing one of the main case</text:span><text:span text:style-name="T12">-</text:span><text:span text:style-name="T9">management systems for social services</text:span></text:p>
        <text:p text:style-name="P31"><text:span text:style-name="T45">Roles included</text:span>:</text:p>
        <text:list xml:id="list1711887063" text:continue-numbering="true" text:style-name="L1">
          <text:list-item>
            <text:p text:style-name="P45">Redesigning and rewriting one of the key components of the application for consistency, increased functionality and improved user experience </text:p>
          </text:list-item>
          <text:list-item>
            <text:p text:style-name="P46">Developing a prototype for the next version of the application, exploring and utilising tools new to the company to move towards a more web-based application </text:p>
          </text:list-item>
          <text:list-item>
            <text:p text:style-name="P54">Production Support </text:p>
            <text:p text:style-name="P57"/>
          </text:list-item>
        </text:list>
        <text:p text:style-name="P14"><text:span text:style-name="T6">Application Devel</text:span><text:span text:style-name="T6">oper at </text:span><text:span text:style-name="T6">A</text:span>tos Origin <text:span text:style-name="T38">(</text:span><text:span text:style-name="T1">November 2005 – February 2008</text:span><text:span text:style-name="T6">)</text:span></text:p>
        <text:p text:style-name="P17"><text:span text:style-name="T38">I</text:span>nternational IT services company with revenues of over €<text:span text:style-name="T33">8</text:span> billion and <text:span text:style-name="T34">78</text:span>,000 staff</text:p>
        <text:p text:style-name="P15"/>
        <text:p text:style-name="P15">Roles included:</text:p>
        <text:list xml:id="list1234995672" text:continue-numbering="true" text:style-name="L1">
          <text:list-item>
            <text:p text:style-name="P37">Production Support for a multi-million pound project for Defra</text:p>
          </text:list-item>
          <text:list-item>
            <text:p text:style-name="P38">Process improvement for an internal department</text:p>
          </text:list-item>
          <text:list-item>
            <text:p text:style-name="P38">Team Leading and Project Office for a multi-million pound project for VOSA</text:p>
          </text:list-item>
        </text:list>
        <text:p text:style-name="P5"/>
        <text:p text:style-name="P6"><text:span text:style-name="T2">Prior to my Masters in IT I worked </text:span><text:span text:style-name="T3">mainly in publishing, initially at</text:span><text:span text:style-name="T2"> a company that publishe</text:span><text:span text:style-name="T3">s</text:span><text:span text:style-name="T2"> books </text:span><text:span text:style-name="T4">for </text:span><text:span text:style-name="T3">dyslexic and other </text:span><text:span text:style-name="T2">reluctant readers (</text:span><text:span text:style-name="T7">Barrington Stoke, September 2001 – December 2002, Graduate Trainee</text:span><text:span text:style-name="T2">). </text:span><text:span text:style-name="T3">Am</text:span><text:span text:style-name="T2">ong other responsibilities I managed the production of eight novels from commission to production. It was here my interest in IT originated, and I taught myself MS Access in order to develop a database to manage their complex consultancy system. </text:span></text:p>
        <text:p text:style-name="P9"/>
        <text:p text:style-name="P6"><text:span text:style-name="T2">I continued my interest in IT in my next role for a charity (</text:span><text:span text:style-name="T7">Bridges Project, July 2003 – October 2004, Finance and Publicity Administrator</text:span><text:span text:style-name="T2">) where I w</text:span>ork<text:span text:style-name="T39">ed</text:span> with external IT contractors to develop <text:span text:style-name="T45">internal</text:span> systems <text:span text:style-name="T36">as well as </text:span>managing production of all publicity materials, and day-to-day finance. </text:p>
        <text:p text:style-name="P8"/>
        <text:p text:style-name="P7"><text:span text:style-name="T36">I also worked freelance alongside these jobs from </text:span><text:span text:style-name="T29">August 2001 – October 2005</text:span><text:span text:style-name="T19"> </text:span><text:span text:style-name="T21">doing</text:span><text:span text:style-name="T19"> </text:span><text:span text:style-name="T21">p</text:span><text:span text:style-name="T19">roofreading, copy-editing </text:span><text:span text:style-name="T22">and</text:span><text:span text:style-name="T19"> </text:span><text:span text:style-name="T20">b</text:span><text:span text:style-name="T19">ook reviews </text:span><text:span text:style-name="T21">as well as voluntary advocacy work at The State Hospital, Carstairs – Scotland’s only maximum-security hospital.</text:span></text:p>
        <text:p text:style-name="P18"/>
        <text:p text:style-name="P30">Education &amp; Qualifications</text:p>
        <text:p text:style-name="P12"><text:span text:style-name="T49">Heriot-Watt University</text:span><text:span text:style-name="T1"> </text:span>MSc IT (Software Systems) with Distinction</text:p>
        <text:list xml:id="list530357739" text:continue-numbering="true" text:style-name="L1">
          <text:list-header>
            <text:p text:style-name="P39"/>
          </text:list-header>
        </text:list>
        <text:p text:style-name="P16"><text:span text:style-name="T49">Edinburgh University</text:span><text:span text:style-name="T1"> </text:span>MA honours degree Mental Philosophy. Class: 2.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Verdana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date>2014-02-20T09:28:58</dc:date>
    <meta:print-date>2005-02-27T18:49:00</meta:print-date>
    <meta:editing-cycles>195</meta:editing-cycles>
    <meta:editing-duration>PT14H22M6S</meta:editing-duration>
    <meta:generator>LibreOffice/4.0.2.2$MacOSX_x86 LibreOffice_project/4c82dcdd6efcd48b1d8bba66bfe1989deee49c3</meta:generator>
    <meta:document-statistic meta:table-count="0" meta:image-count="0" meta:object-count="0" meta:page-count="2" meta:paragraph-count="62" meta:word-count="723" meta:character-count="4809" meta:non-whitespace-character-count="4133"/>
    <meta:user-defined meta:name="Info 1"/>
    <meta:user-defined meta:name="Info 2"/>
    <meta:user-defined meta:name="Info 3"/>
    <meta:user-defined meta:name="Info 4"/>
  </office:meta>
</office:document-meta>
</file>